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text-properties officeooo:rsid="0050cfd2" officeooo:paragraph-rsid="00671c3a"/>
    </style:style>
    <style:style style:name="P6" style:family="paragraph" style:parent-style-name="Text_20_body">
      <style:text-properties officeooo:rsid="0050cfd2" officeooo:paragraph-rsid="00671c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b32f8" style:font-weight-asian="bold" style:font-weight-complex="bold"/>
    </style:style>
    <style:style style:name="T4" style:family="text">
      <style:text-properties officeooo:rsid="0076b859"/>
    </style:style>
    <style:style style:name="T5" style:family="text">
      <style:text-properties officeooo:rsid="0068ce3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29087944832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2129087942112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">1. <text:span text:style-name="T4">Calcula la latencia CAS (en nanosegundos) de un módulo DD</text:span><text:span text:style-name="T5">R</text:span><text:span text:style-name="T4">3-2000 con CL10</text:span></text:p>
            <text:p text:style-name="P5"/>
            <text:p text:style-name="P5"/>
            <text:p text:style-name="P5">DDR3-2000</text:p>
            <text:p text:style-name="P5">2000/2= 1000MHz</text:p>
            <text:p text:style-name="P5">T = (1000*10^6)^-1= 1*10^-9 = 1ns</text:p>
            <text:p text:style-name="P5">Latencia CAS = T*CL = 1 * 10 = 10ns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9T20:49:45.138000000</dc:date>
    <meta:editing-duration>PT9H2M2S</meta:editing-duration>
    <meta:editing-cycles>155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9" meta:word-count="38" meta:character-count="209" meta:non-whitespace-character-count="178"/>
  </office:meta>
</office:document-meta>
</file>